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30a575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30a575" style:font-weight-asian="bold" style:font-weight-complex="bold"/>
    </style:style>
    <style:style style:name="P3" style:family="paragraph" style:parent-style-name="Standard">
      <style:text-properties fo:font-weight="normal" officeooo:paragraph-rsid="001bc405" style:font-weight-asian="normal" style:font-weight-complex="normal"/>
    </style:style>
    <style:style style:name="P4" style:family="paragraph" style:parent-style-name="Standard">
      <style:text-properties fo:font-weight="normal" officeooo:paragraph-rsid="001d1447" style:font-weight-asian="normal" style:font-weight-complex="normal"/>
    </style:style>
    <style:style style:name="P5" style:family="paragraph" style:parent-style-name="Standard">
      <style:text-properties fo:font-weight="normal" officeooo:paragraph-rsid="001d51dd" style:font-weight-asian="normal" style:font-weight-complex="normal"/>
    </style:style>
    <style:style style:name="P6" style:family="paragraph" style:parent-style-name="Standard">
      <style:text-properties fo:font-weight="normal" officeooo:paragraph-rsid="001fbd14" style:font-weight-asian="normal" style:font-weight-complex="normal"/>
    </style:style>
    <style:style style:name="P7" style:family="paragraph" style:parent-style-name="Standard">
      <style:text-properties fo:font-weight="normal" officeooo:paragraph-rsid="002109b9" style:font-weight-asian="normal" style:font-weight-complex="normal"/>
    </style:style>
    <style:style style:name="P8" style:family="paragraph" style:parent-style-name="Standard">
      <style:text-properties fo:font-weight="normal" officeooo:paragraph-rsid="002167fb" style:font-weight-asian="normal" style:font-weight-complex="normal"/>
    </style:style>
    <style:style style:name="P9" style:family="paragraph" style:parent-style-name="Standard">
      <style:text-properties fo:font-weight="normal" officeooo:paragraph-rsid="0025ba87" style:font-weight-asian="normal" style:font-weight-complex="normal"/>
    </style:style>
    <style:style style:name="P10" style:family="paragraph" style:parent-style-name="Standard">
      <style:text-properties fo:font-weight="normal" officeooo:paragraph-rsid="0022277f" style:font-weight-asian="normal" style:font-weight-complex="normal"/>
    </style:style>
    <style:style style:name="P11" style:family="paragraph" style:parent-style-name="Standard">
      <style:text-properties fo:font-weight="normal" officeooo:paragraph-rsid="0023462b" style:font-weight-asian="normal" style:font-weight-complex="normal"/>
    </style:style>
    <style:style style:name="P12" style:family="paragraph" style:parent-style-name="Standard">
      <style:text-properties fo:font-weight="normal" officeooo:paragraph-rsid="0024c8f4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30a57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eb2fd"/>
    </style:style>
    <style:style style:name="T4" style:family="text">
      <style:text-properties style:text-underline-style="none"/>
    </style:style>
    <style:style style:name="T5" style:family="text">
      <style:text-properties officeooo:rsid="003c2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Projeto Lógico </text:p>
      <text:p text:style-name="P2">Aeroporto – Grupo 1 </text:p>
      <text:p text:style-name="P1"><text:span text:style-name="T1">Trabalho 2 – Banco de Dados 2025 <text:line-break/><text:line-break/>Integrantes: Luana, Henrique, Gabriel, Felipe e Guilherme Garcia</text:span> </text:p>
      <text:p text:style-name="Standard"/>
      <text:p text:style-name="P3">CP: Chave Primária </text:p>
      <text:p text:style-name="P3">CE: Chave Estrangeira </text:p>
      <text:p text:style-name="P3"/>
      <text:p text:style-name="P4">Aeroporto (<text:span text:style-name="T2">codigo_aeroporto</text:span>, nome_aeroporto, cidade, estado)</text:p>
      <text:p text:style-name="P4">- CP: codigo_aeroporto</text:p>
      <text:p text:style-name="P4"/>
      <text:p text:style-name="P5">Tipo_Avião (<text:span text:style-name="T2">nome_tipo</text:span>, numero_maximo_assentos, empresa_fabricante)</text:p>
      <text:p text:style-name="P5">- CP: nome_tip<text:span text:style-name="T3">o</text:span></text:p>
      <text:p text:style-name="P5"/>
      <text:p text:style-name="P5">pousa (<text:span text:style-name="T2">codigo_aeroporto</text:span>, <text:span text:style-name="T2">nome_tipo</text:span>) </text:p>
      <text:p text:style-name="P6">CP: codigo_aeroporto, nome_tipo</text:p>
      <text:p text:style-name="P6">- CE: codigo_aeroporto, nome_tipo</text:p>
      <text:p text:style-name="P6"/>
      <text:p text:style-name="P7">Avião (<text:span text:style-name="T2">prefixo</text:span>, numero_total_assentos, nome_tipo)</text:p>
      <text:p text:style-name="P7">- CP: prefixo</text:p>
      <text:p text:style-name="P7">- CE: nome_tipo</text:p>
      <text:p text:style-name="P7"/>
      <text:p text:style-name="P8">Voo (<text:span text:style-name="T2">numero_voo</text:span>, empresa)</text:p>
      <text:p text:style-name="P8">- CP: numero_voo</text:p>
      <text:p text:style-name="P8"/>
      <text:p text:style-name="P8">Dias_Semanas_Voo(<text:span text:style-name="T2">dia_semana</text:span>, <text:span text:style-name="T2">numero_voo</text:span>)</text:p>
      <text:p text:style-name="P8"/>
      <text:p text:style-name="P8">Segmento_de_Voo (<text:span text:style-name="T2">numero_segmento</text:span>, <text:span text:style-name="T2">numero_voo</text:span>, prefixo, c<text:span text:style-name="T4">odigo_aeroporto_partida</text:span>, <text:span text:style-name="T4">codigo_aeroporto_chegada</text:span>, <text:span text:style-name="T4">horario_previsto_partida</text:span>, horario_previsto_chegada)</text:p>
      <text:p text:style-name="P8"/>
      <text:p text:style-name="P9">CP: numero_seg<text:span text:style-name="T5">mento</text:span>, numero_voo</text:p>
      <text:p text:style-name="P10">- CE: numero_voo, prefixo, codigo_aeroporto_partida, codigo_aeroporto_chegada</text:p>
      <text:p text:style-name="P10"/>
      <text:p text:style-name="P11">Instância_de_Segmento (<text:span text:style-name="T2">numero_voo</text:span>, <text:span text:style-name="T2">numero_segmento</text:span>, <text:span text:style-name="T2">data, horario_partida_aeroporto</text:span>, <text:span text:style-name="T4">horario_chegada_aeroporto</text:span>, numero_assentos_disponiveis)</text:p>
      <text:p text:style-name="P11"/>
      <text:p text:style-name="P9">CP: numero_voo, numero_segmento, data, <text:s/><text:span text:style-name="T4">horario_partida_aeroporto</text:span></text:p>
      <text:p text:style-name="P12">- CE: numero_voo, numero_segmento</text:p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21:48:07.446006300</meta:creation-date>
    <meta:generator>LibreOffice/24.2.7.2$Linux_X86_64 LibreOffice_project/420$Build-2</meta:generator>
    <dc:date>2025-10-27T08:13:15.210320525</dc:date>
    <meta:editing-duration>PT21M15S</meta:editing-duration>
    <meta:editing-cycles>24</meta:editing-cycles>
    <meta:print-date>2025-10-27T08:13:38.921043810</meta:print-date>
    <meta:printed-by>PDF files</meta:printed-by>
    <meta:document-statistic meta:table-count="0" meta:image-count="0" meta:object-count="0" meta:page-count="1" meta:paragraph-count="24" meta:word-count="101" meta:character-count="1102" meta:non-whitespace-character-count="1013"/>
  </office:meta>
</office:document-meta>
</file>